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265cm" style:contextual-spacing="false"/>
    </style:style>
    <style:style style:name="P3" style:family="paragraph" style:parent-style-name="Text_20_body">
      <style:paragraph-properties fo:margin-top="0cm" fo:margin-bottom="0.265cm" style:contextual-spacing="false" fo:text-align="center" style:justify-single-word="false"/>
    </style:style>
    <style:style style:name="P4" style:family="paragraph" style:parent-style-name="Text_20_body">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5" style:family="paragraph" style:parent-style-name="Text_20_body" style:list-style-name="L3">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6" style:family="paragraph" style:parent-style-name="Text_20_body" style:list-style-name="L1">
      <style:paragraph-properties fo:margin-top="0cm" fo:margin-bottom="0.265cm" style:contextual-spacing="false"/>
    </style:style>
    <style:style style:name="P7" style:family="paragraph" style:parent-style-name="Text_20_body" style:list-style-name="L2">
      <style:paragraph-properties fo:margin-top="0cm" fo:margin-bottom="0.265cm" style:contextual-spacing="false"/>
    </style:style>
    <style:style style:name="P8" style:family="paragraph" style:parent-style-name="Text_20_body" style:list-style-name="L3">
      <style:paragraph-properties fo:margin-top="0cm" fo:margin-bottom="0.265cm" style:contextual-spacing="false"/>
    </style:style>
    <style:style style:name="P9"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10" style:family="paragraph" style:parent-style-name="Heading_20_1">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1" style:family="paragraph" style:parent-style-name="Heading_20_2">
      <style:paragraph-properties fo:margin-top="0cm" fo:margin-bottom="0.265cm" style:contextual-spacing="false" fo:text-align="center" style:justify-single-word="false"/>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2"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style:font-name="sans-serif" fo:font-size="14pt" fo:letter-spacing="normal" fo:font-style="normal" fo:font-weight="normal"/>
    </style:style>
    <style:style style:name="T1" style:family="text">
      <style:text-properties fo:font-variant="normal" fo:text-transform="none" fo:color="#000000" style:font-name="sans-serif" fo:font-size="14pt" fo:letter-spacing="normal" fo:font-style="normal" fo:font-weight="normal"/>
    </style:style>
    <style:style style:name="T2" style:family="text">
      <style:text-properties fo:font-variant="normal" fo:text-transform="none" fo:color="#000000" style:font-name="sans-serif" fo:font-size="14pt" fo:letter-spacing="normal" fo:font-style="normal" fo:font-weight="normal" fo:padding="0.049cm" fo:border="0.06pt dotted #000000"/>
    </style:style>
    <style:style style:name="T3"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background-color="#f0fff0" loext:char-shading-value="0" fo:padding="0cm" fo:border="none"/>
    </style:style>
    <style:style style:name="T5"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padding="0.049cm" fo:border="0.06pt dotted #000000"/>
    </style:style>
    <style:style style:name="T6" style:family="text">
      <style:text-properties fo:font-variant="normal" fo:text-transform="none" fo:color="#000000" style:font-name="Courier New" fo:font-size="14pt" fo:letter-spacing="normal" fo:font-style="normal" fo:font-weight="normal" fo:background-color="#c0c0c0" loext:char-shading-value="0" fo:padding="0cm" fo:border="none"/>
    </style:style>
    <style:style style:name="T7" style:family="text">
      <style:text-properties fo:font-variant="normal" fo:text-transform="none" fo:color="#101080" style:font-name="sans-serif" fo:font-size="14pt" fo:letter-spacing="normal" fo:font-style="normal"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Introductory Programming in Python: Lesson 10<text:line-break/>Tuples</text:h>
      <text:p text:style-name="P3"><text:span text:style-name="T1">[</text:span><text:a xlink:type="simple" xlink:href="http://www.cbio.uct.ac.za/~gustavo/Lectures/Python/James/lists.html"><text:span text:style-name="T3">Prev: Lists</text:span></text:a><text:span text:style-name="T1">] [</text:span><text:a xlink:type="simple" xlink:href="http://www.cbio.uct.ac.za/~gustavo/Lectures/Python/James/index.html"><text:span text:style-name="T3">Course Outline</text:span></text:a><text:span text:style-name="T1">] [</text:span><text:a xlink:type="simple" xlink:href="http://www.cbio.uct.ac.za/~gustavo/Lectures/Python/James/dictionaries.html"><text:span text:style-name="T3">Next: Dictionaries</text:span></text:a><text:span text:style-name="T1">]</text:span></text:p>
      <text:h text:style-name="P11" text:outline-level="2">Tuples as Immutable Lists</text:h>
      <text:p text:style-name="P2"><text:span text:style-name="T1">In many ways tuples and lists are very similar. In fact </text:span><text:a xlink:type="simple" xlink:href="http://docs.python.org/lib/typesseq.html"><text:span text:style-name="T4">tuples</text:span></text:a><text:span text:style-name="T1"> are basically immutable lists, that is, lists which cannot be changed. All the same operators work on them; concatenation, repetition, subscription, and slicing. All the comparison operators work in the same way: equivalence, less than, greater than, 'is'. However,</text:span><text:span text:style-name="Strong_20_Emphasis"><text:span text:style-name="T1">assignments to tuples cannot be made</text:span></text:span><text:span text:style-name="T1"> as they are immutable, or unchangeable. Once a tuple has been formed, it cannot be changed. New tuples can be formed from others using concatenation, repetition, etc... but the operand tuples remain unchanged by the operators.</text:span></text:p>
      <text:h text:style-name="P11" text:outline-level="2">Forming a Tuple</text:h>
      <text:p text:style-name="P4">Tuples are technically formed in python using a comma, although most often they are found recorded in round braces. Tuples can be of any length, and have their elements indexed from 0 to len(tuple)-1.</text:p>
      <text:p text:style-name="P12">Python 2.4.3 (#1, Oct <text:s text:c="2"/>2 2006, 21:50:13) </text:p>
      <text:p text:style-name="P12">[GCC 3.4.6 (Gentoo 3.4.6-r1, ssp-3.4.5-1.0, pie-8.7.9)] on linux2</text:p>
      <text:p text:style-name="P12">Type "help", "copyright", "credits" or "license" for more information.</text:p>
      <text:p text:style-name="P12">&gt;&gt;&gt; 1, 2</text:p>
      <text:p text:style-name="P12">(1, 2)</text:p>
      <text:p text:style-name="P12">&gt;&gt;&gt; 1, </text:p>
      <text:p text:style-name="P12">(1,)</text:p>
      <text:p text:style-name="P12">&gt;&gt;&gt; (1)</text:p>
      <text:p text:style-name="P12">1</text:p>
      <text:p text:style-name="P12">&gt;&gt;&gt; (1, 2)</text:p>
      <text:p text:style-name="P12">(1, 2)</text:p>
      <text:p text:style-name="P12">&gt;&gt;&gt; ("Tuples", "can", "have", "elements", "of", "more", "than", 1, "type")</text:p>
      <text:p text:style-name="P12"><text:soft-page-break/>('Tuples', 'can', 'have', 'elements', 'of', 'more', 'than', 1, 'type')</text:p>
      <text:p text:style-name="P12">&gt;&gt;&gt;</text:p>
      <text:h text:style-name="P11" text:outline-level="2">Using Tuples</text:h>
      <text:p text:style-name="P4">Breaking it down we get to the old grind of operators, and in the case of tuples a a few new ideas. Let's get the operators out of the way! If both 'a' and 'b' are tuples, 'v' is any expression, and 'i', 'j', and 'k' are integers then</text:p>
      <text:list xml:id="list5196928639033240288" text:style-name="L1">
        <text:list-item>
          <text:p text:style-name="P6"><text:span text:style-name="Source_20_Text"><text:span text:style-name="T6">a + b</text:span></text:span><text:span text:style-name="T1"> yields Concatenation.</text:span></text:p>
        </text:list-item>
        <text:list-item>
          <text:p text:style-name="P6"><text:span text:style-name="Source_20_Text"><text:span text:style-name="T6">a * i</text:span></text:span><text:span text:style-name="T1"> yields Repetition.</text:span></text:p>
        </text:list-item>
        <text:list-item>
          <text:p text:style-name="P6"><text:span text:style-name="Source_20_Text"><text:span text:style-name="T6">a[i]</text:span></text:span><text:span text:style-name="T1"> yields Subscription, or the 'i'th element of 'a'.</text:span></text:p>
        </text:list-item>
        <text:list-item>
          <text:p text:style-name="P6"><text:span text:style-name="Source_20_Text"><text:span text:style-name="T6">a[i:j:k]</text:span></text:span><text:span text:style-name="T1"> yields Slicing, or a copy of the list 'a' from its 'i'th element to its (j-1)'th element, taking only every 'k'th element. If 'k' is omitted, every element in the range is taken.</text:span></text:p>
        </text:list-item>
        <text:list-item>
          <text:p text:style-name="P6"><text:span text:style-name="Source_20_Text"><text:span text:style-name="T6">a[:i]</text:span></text:span><text:span text:style-name="T1"> yields a slice from the beginning of the list to (i-1)'th element of 'a'.</text:span></text:p>
        </text:list-item>
        <text:list-item>
          <text:p text:style-name="P6"><text:span text:style-name="Source_20_Text"><text:span text:style-name="T6">a[i:]</text:span></text:span><text:span text:style-name="T1"> yields a slice from the 'i'th element to the end of the tuple.</text:span></text:p>
        </text:list-item>
        <text:list-item>
          <text:p text:style-name="P6"><text:span text:style-name="Source_20_Text"><text:span text:style-name="T6">a[:]</text:span></text:span><text:span text:style-name="T1"> yields a slice of the entire tuple.</text:span></text:p>
        </text:list-item>
      </text:list>
      <text:p text:style-name="P4">For completeness sake, here are examples ...</text:p>
      <text:p text:style-name="P12">Python 2.4.3 (#1, Oct <text:s text:c="2"/>2 2006, 21:50:13)</text:p>
      <text:p text:style-name="P12">[GCC 3.4.6 (Gentoo 3.4.6-r1, ssp-3.4.5-1.0, pie-8.7.9)] on linux2</text:p>
      <text:p text:style-name="P12">Type "help", "copyright", "credits" or "license" for more information.</text:p>
      <text:p text:style-name="P12">&gt;&gt;&gt; a = (1,2,3)</text:p>
      <text:p text:style-name="P12">&gt;&gt;&gt; a+(4,5)</text:p>
      <text:p text:style-name="P12">(1, 2, 3, 4, 5)</text:p>
      <text:p text:style-name="P12">&gt;&gt;&gt;</text:p>
      <text:p text:style-name="P12">&gt;&gt;&gt; (4,5)+a</text:p>
      <text:p text:style-name="P12">(4, 5, 1, 2, 3)</text:p>
      <text:p text:style-name="P12">&gt;&gt;&gt; a*2</text:p>
      <text:p text:style-name="P12">(1, 2, 3, 1, 2, 3)</text:p>
      <text:p text:style-name="P12"><text:soft-page-break/>&gt;&gt;&gt;</text:p>
      <text:p text:style-name="P12">&gt;&gt;&gt; (1,)*2+2*(2,)</text:p>
      <text:p text:style-name="P12">(1, 1, 2, 2)</text:p>
      <text:p text:style-name="P12">&gt;&gt;&gt;</text:p>
      <text:p text:style-name="P12">&gt;&gt;&gt; ((1,)*2,(2,)*2)</text:p>
      <text:p text:style-name="P12">((1, 1), (2, 2))</text:p>
      <text:p text:style-name="P12">&gt;&gt;&gt;</text:p>
      <text:p text:style-name="P12">&gt;&gt;&gt; (1,)*2*3</text:p>
      <text:p text:style-name="P12">(1, 1, 1, 1, 1, 1)</text:p>
      <text:p text:style-name="P12">&gt;&gt;&gt;</text:p>
      <text:p text:style-name="P12">&gt;&gt;&gt; a[0]</text:p>
      <text:p text:style-name="P12">1</text:p>
      <text:p text:style-name="P12">&gt;&gt;&gt; a[1:3]</text:p>
      <text:p text:style-name="P12">(2, 3)</text:p>
      <text:p text:style-name="P12">&gt;&gt;&gt; a = (1, 2, 3, 4, 5)</text:p>
      <text:p text:style-name="P12">&gt;&gt;&gt; a[0:6:2]</text:p>
      <text:p text:style-name="P12">(1, 3, 5)</text:p>
      <text:p text:style-name="P12">&gt;&gt;&gt; a[:3]</text:p>
      <text:p text:style-name="P12">(1, 2, 3)</text:p>
      <text:p text:style-name="P12">&gt;&gt;&gt; a[3:]</text:p>
      <text:p text:style-name="P12">(4, 5)</text:p>
      <text:p text:style-name="P12">&gt;&gt;&gt; a[:]</text:p>
      <text:p text:style-name="P12">(1, 2, 3, 4, 5)</text:p>
      <text:p text:style-name="P12">&gt;&gt;&gt;</text:p>
      <text:p text:style-name="P4">The comparison of tuples to other tuples happens in the same way as lists to lists.</text:p>
      <text:list xml:id="list7737256099962953737" text:style-name="L2">
        <text:list-item>
          <text:p text:style-name="P7"><text:span text:style-name="Source_20_Text"><text:span text:style-name="T6">a == b</text:span></text:span><text:span text:style-name="T1"> yields Equivalence</text:span></text:p>
        </text:list-item>
        <text:list-item>
          <text:p text:style-name="P7"><text:span text:style-name="Source_20_Text"><text:span text:style-name="T6">a &lt; b</text:span></text:span><text:span text:style-name="T1"> yields Less Than. Note that tuples are compared in sequence order, meaning that 'a' is less then 'b' if 'a's first element is less than 'b's first element. If 'a's first element and 'b's first element are equal, the second elements are checked, </text:span><text:soft-page-break/><text:span text:style-name="T1">etc...</text:span></text:p>
        </text:list-item>
        <text:list-item>
          <text:p text:style-name="P7"><text:span text:style-name="Source_20_Text"><text:span text:style-name="T6">v in a</text:span></text:span><text:span text:style-name="T1"> is True only if the tuple 'a' contains an element whose value is that of the expression 'v'.</text:span></text:p>
        </text:list-item>
        <text:list-item>
          <text:p text:style-name="P7"><text:span text:style-name="Source_20_Text"><text:span text:style-name="T6">a is b</text:span></text:span><text:span text:style-name="T1"> is True only if 'a' and 'b' are the same tuple.</text:span></text:p>
        </text:list-item>
      </text:list>
      <text:p text:style-name="P2"><text:span text:style-name="T1">If tuples have a subset of the functionality of lists, why ever use them? What can they do that lists cannot. Well, actually they provide a very convenient way to package multiple variables together for passing to a function as a parameter, or more likely returning from a function. Technically speaking functions can only return one value, but since a tuple is a single 'value' no matter how many elements it contains, a tuple could be used in a function that returns a two-component piece of data, for example an x:y coordinate. Even better, is that python </text:span><text:span text:style-name="Strong_20_Emphasis"><text:span text:style-name="T1">implicitly unpacks tuples</text:span></text:span><text:span text:style-name="T1">. By unpack we mean the assignment of multiple variables at once to their respective (based on position) elements in a tuple, for example</text:span></text:p>
      <text:p text:style-name="P12">&gt;&gt;&gt; t = (1, 2, 3)</text:p>
      <text:p text:style-name="P12">&gt;&gt;&gt; a, b, c = t</text:p>
      <text:p text:style-name="P12">&gt;&gt;&gt; a</text:p>
      <text:p text:style-name="P12">1</text:p>
      <text:p text:style-name="P12">&gt;&gt;&gt; b</text:p>
      <text:p text:style-name="P12">2</text:p>
      <text:p text:style-name="P12">&gt;&gt;&gt; c</text:p>
      <text:p text:style-name="P12">3</text:p>
      <text:p text:style-name="P12">&gt;&gt;&gt;</text:p>
      <text:p text:style-name="P4">And since tuples are formed by a comma, this provides us with a nifty little method to swap the values of two variables,</text:p>
      <text:p text:style-name="P12">&gt;&gt;&gt; a = 1</text:p>
      <text:p text:style-name="P12">&gt;&gt;&gt; b = 2</text:p>
      <text:p text:style-name="P12">&gt;&gt;&gt; b, a = a, b</text:p>
      <text:p text:style-name="P12">&gt;&gt;&gt; a</text:p>
      <text:p text:style-name="P12">2</text:p>
      <text:p text:style-name="P12"><text:soft-page-break/>&gt;&gt;&gt; b</text:p>
      <text:p text:style-name="P12">1</text:p>
      <text:p text:style-name="P12">&gt;&gt;&gt;</text:p>
      <text:h text:style-name="P11" text:outline-level="2">Exercises</text:h>
      <text:list xml:id="list6737437498954412053" text:style-name="L3">
        <text:list-item>
          <text:p text:style-name="P5">If the use of a comma forms a tuple, then how do we indicate a tuple as an expression to the print statement, rather than its elements as separate expressions?</text:p>
        </text:list-item>
        <text:list-item>
          <text:p text:style-name="P8"><text:span text:style-name="T1">The code </text:span><text:span text:style-name="Source_20_Text"><text:span text:style-name="T6">a, b = b, a</text:span></text:span><text:span text:style-name="T1"> swaps the values of </text:span><text:span text:style-name="Emphasis"><text:span text:style-name="T7">a</text:span></text:span><text:span text:style-name="T1"> and </text:span><text:span text:style-name="Emphasis"><text:span text:style-name="T7">b</text:span></text:span><text:span text:style-name="T1">. What would happen if added a third variable to the mix, </text:span><text:span text:style-name="Emphasis"><text:span text:style-name="T7">c</text:span></text:span><text:span text:style-name="T1">, as in </text:span><text:span text:style-name="Source_20_Text"><text:span text:style-name="T6">a, b, c = b, c, a</text:span></text:span><text:span text:style-name="T1">? What would happen if one repeated the statement indefinitely?</text:span></text:p>
        </text:list-item>
        <text:list-item>
          <text:p text:style-name="P8"><text:span text:style-name="T1">Given a variable with the value of the empty tuple (</text:span><text:span text:style-name="Source_20_Text"><text:span text:style-name="T6">a = ()</text:span></text:span><text:span text:style-name="T1">), how does one 'append' an element to 'a'?</text:span></text:p>
        </text:list-item>
        <text:list-item>
          <text:p text:style-name="P5">Write a program that accepts a list of numbers terminated by a blank line. Print out the entered numbers as elements of a tuple, in the order they were entered.</text:p>
        </text:list-item>
        <text:list-item>
          <text:p text:style-name="P8"><text:span text:style-name="T1">Given a list of tuples each specifying a subject name and a grade symbol ('A' - 'F') in the form</text:span><text:span text:style-name="Source_20_Text"><text:span text:style-name="T6">[('Maths', 'D'), ('Comp Sci', 'B'), ('English', 'C'), ('French', 'A'), ('Science', 'B'), ('History', 'E')]</text:span></text:span><text:span text:style-name="T1">:</text:span></text:p>
          <text:list>
            <text:list-item>
              <text:p text:style-name="P5">Write a program that prints out the subject with the highest mark.</text:p>
            </text:list-item>
            <text:list-item>
              <text:p text:style-name="P5">Write a program that outputs each subject and the grade symbol in the format 'subject: symbol', with each subject on a single line.</text:p>
            </text:list-item>
            <text:list-item>
              <text:p text:style-name="P5">Write a program that prints out a tab separated list of subjects on the first line, and the corresponding grades, also tab separated on the second line.</text:p>
            </text:list-item>
          </text:list>
        </text:list-item>
        <text:list-item>
          <text:p text:style-name="P8"><text:span text:style-name="T1">Write a program that accepts a list of numbers terminated by a blank line, and stores the result in a tuple, </text:span><text:span text:style-name="Emphasis"><text:span text:style-name="T7">a</text:span></text:span><text:span text:style-name="T1">. Repeat the process to form a second user inputted tuple, </text:span><text:span text:style-name="Emphasis"><text:span text:style-name="T7">b</text:span></text:span><text:span text:style-name="T1">, making sure there are the same number of elements in </text:span><text:span text:style-name="Emphasis"><text:span text:style-name="T7">b</text:span></text:span><text:span text:style-name="T1"> as in </text:span><text:span text:style-name="Emphasis"><text:span text:style-name="T7">a</text:span></text:span><text:span text:style-name="T1">. Print out the result of the </text:span><text:span text:style-name="Strong_20_Emphasis"><text:span text:style-name="T1">mathematical addition</text:span></text:span><text:span text:style-name="T1"> (not concatenation) of </text:span><text:soft-page-break/><text:span text:style-name="T1">the two tuples as a tuple.</text:span></text:p>
        </text:list-item>
        <text:list-item>
          <text:p text:style-name="P5">Write a program that reads a name and an age for a person, until the name is blank. As each name age pair is entered, store names in a list, and ages in another. Print a list of tuples of paired names and ages.</text:p>
        </text:list-item>
        <text:list-item>
          <text:p text:style-name="P5">Write a program that reads a name and an age for a person, until the name is blank. Once all names have been present the user with an option to list the entered people in alphabetical order, or in descending age order. For either choice, list each person's name followed by their age on a single line. Make sure you output the correct age for the correct person.</text:p>
        </text:list-item>
      </text:list>
      <text:p text:style-name="P3"><text:span text:style-name="T1">[</text:span><text:a xlink:type="simple" xlink:href="http://www.cbio.uct.ac.za/~gustavo/Lectures/Python/James/lists.html"><text:span text:style-name="T3">Prev: Lists</text:span></text:a><text:span text:style-name="T1">] [</text:span><text:a xlink:type="simple" xlink:href="http://www.cbio.uct.ac.za/~gustavo/Lectures/Python/James/index.html"><text:span text:style-name="T3">Course Outline</text:span></text:a><text:span text:style-name="T1">] [</text:span><text:a xlink:type="simple" xlink:href="http://www.cbio.uct.ac.za/~gustavo/Lectures/Python/James/dictionaries.html"><text:span text:style-name="T3">Next: Dictionaries</text:span></text:a><text:span text:style-name="T1">]</text:span></text:p>
      <text:p text:style-name="P9"><text:span text:style-name="T2">Copyright © James Dominy 2007-2008; Released under the </text:span><text:a xlink:type="simple" xlink:href="http://www.gnu.org/copyleft/fdl.html"><text:span text:style-name="T4">GNU Free Documentation License</text:span></text:a><text:span text:style-name="T2"><text:line-break/></text:span><text:a xlink:type="simple" xlink:href="http://www.cbio.uct.ac.za/~gustavo/Lectures/Python/James/intropython.tar.gz"><text:span text:style-name="T5">Download the tarball</text:span></text:a></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11:17:38.837514268</meta:creation-date>
    <dc:date>2015-03-24T11:18:13.738227836</dc:date>
    <meta:editing-duration>P0D</meta:editing-duration>
    <meta:editing-cycles>1</meta:editing-cycles>
    <meta:document-statistic meta:table-count="0" meta:image-count="0" meta:object-count="0" meta:page-count="6" meta:paragraph-count="104" meta:word-count="1197" meta:character-count="6315" meta:non-whitespace-character-count="5236"/>
    <meta:generator>LibreOffice/4.2.7.2$Linux_X86_64 LibreOffice_project/420m0$Build-2</meta:generator>
  </office:meta>
</office:document-meta>
</file>